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076cm"/>
    </style:style>
    <style:style style:name="ro1" style:family="table-row">
      <style:table-row-properties style:row-height="0.47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gr1" style:family="graphic">
      <style:graphic-properties draw:stroke="solid" svg:stroke-width="0.071cm" svg:stroke-color="#3a5f8b" draw:fill="solid" draw:fill-color="#d7e4bd" draw:textarea-vertical-align="middle" draw:auto-grow-height="false" draw:fit-to-size="false" fo:min-height="0.1cm" fo:min-width="0.1cm" fo:padding-top="0.125cm" fo:padding-bottom="0.125cm" fo:padding-left="0.25cm" fo:padding-right="0.25cm" fo:wrap-option="wrap"/>
    </style:style>
    <style:style style:name="gr2" style:family="graphic">
      <style:graphic-properties draw:stroke="none" svg:stroke-width="0cm" draw:fill="none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gr3" style:family="graphic">
      <style:graphic-properties draw:stroke="none" svg:stroke-width="0.071cm" draw:fill="solid" draw:fill-color="#b9cde5" draw:textarea-vertical-align="middle" draw:auto-grow-height="false" draw:fit-to-size="false" fo:min-height="0.1cm" fo:min-width="0.1cm" fo:padding-top="0.125cm" fo:padding-bottom="0.125cm" fo:padding-left="0.25cm" fo:padding-right="0.25cm" fo:wrap-option="wrap"/>
    </style:style>
    <style:style style:name="gr4" style:family="graphic">
      <style:graphic-properties draw:stroke="none" svg:stroke-width="0cm" draw:fill="solid" draw:fill-color="#d7e4bd" draw:textarea-vertical-align="top" draw:auto-grow-height="false" draw:fit-to-size="false" fo:min-height="0.1cm" fo:min-width="0.1cm" fo:padding-top="0.125cm" fo:padding-bottom="0.125cm" fo:padding-left="0.25cm" fo:padding-right="0.25cm" fo:wrap-option="wrap"/>
    </style:style>
    <style:style style:name="gr5" style:family="graphic">
      <style:graphic-properties draw:stroke="solid" svg:stroke-width="0.071cm" svg:stroke-color="#3a5f8b" draw:fill="solid" draw:fill-color="#4f81bd" draw:textarea-vertical-align="middle" draw:auto-grow-height="false" draw:fit-to-size="false" fo:min-height="0.1cm" fo:min-width="0.1cm" fo:padding-top="0.125cm" fo:padding-bottom="0.125cm" fo:padding-left="0.25cm" fo:padding-right="0.25cm" fo:wrap-option="wrap"/>
    </style:style>
    <style:style style:name="gr6" style:family="graphic">
      <style:graphic-properties draw:stroke="none" svg:stroke-width="0cm" draw:fill="none" draw:textarea-vertical-align="top" draw:auto-grow-height="true" draw:fit-to-size="false" fo:min-height="0.1cm" fo:min-width="0.1cm" fo:padding-top="0.125cm" fo:padding-bottom="0.125cm" fo:padding-left="0.25cm" fo:padding-right="0.25cm" fo:wrap-option="wrap"/>
    </style:style>
    <style:style style:name="gr7" style:family="graphic">
      <style:graphic-properties draw:stroke="solid" svg:stroke-width="0.035cm" svg:stroke-color="#000000" draw:fill="solid" draw:fill-color="#ffffff" draw:textarea-vertical-align="middle" draw:auto-grow-height="false" draw:fit-to-size="false" fo:min-height="0.1cm" fo:min-width="0.1cm" fo:padding-top="0.125cm" fo:padding-bottom="0.125cm" fo:padding-left="0.25cm" fo:padding-right="0.25cm" fo:wrap-option="wrap"/>
    </style:style>
    <style:style style:name="gr8" style:family="graphic" style:list-style-name="L91">
      <style:graphic-properties draw:stroke="solid" svg:stroke-width="0.035cm" svg:stroke-color="#000000" draw:fill="solid" draw:fill-color="#ffffff" draw:textarea-vertical-align="middle" draw:auto-grow-height="false" draw:fit-to-size="false" fo:min-height="0.1cm" fo:min-width="0.1cm" fo:padding-top="0.125cm" fo:padding-bottom="0.125cm" fo:padding-left="0.25cm" fo:padding-right="0.25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top="0cm" fo:margin-bottom="0cm" fo:line-height="100%"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d0d0d" style:text-line-through-style="none" style:text-line-through-type="none" style:text-position="0% 100%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Calibri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d0d0d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d0d0d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d0d0d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d0d0d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d0d0d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ffffff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>
            <draw:custom-shape table:end-cell-address="Sheet1.G54" table:end-x="0.259cm" table:end-y="0.318cm" draw:z-index="0" draw:name="正方形/長方形 32" draw:style-name="gr1" draw:text-style-name="P1" svg:width="12.64cm" svg:height="25.293cm" svg:x="0.075cm" svg:y="0.266cm">
              <text:p text:style-name="P3"><text:span text:style-name="T4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Sheet1.G5" table:end-x="0.497cm" table:end-y="0.337cm" draw:z-index="1" draw:name="正方形/長方形 7" draw:style-name="gr2" draw:text-style-name="P1" svg:width="12.349cm" svg:height="2.081cm" svg:x="0.604cm" svg:y="0.16cm">
              <text:p text:style-name="P2"><text:span text:style-name="T1">/*=====================================</text:span></text:p>
              <text:p text:style-name="P2"><text:span text:style-name="T1"><text:s text:c="2"/></text:span><text:span text:style-name="T1">* <text:s text:c="2"/>MQTT-SN Client Application for Arduino</text:span></text:p>
              <text:p text:style-name="P2"><text:span text:style-name="T1"><text:s text:c="2"/></text:span><text:span text:style-name="T1">*=====================================*/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Sheet1.K5" table:end-x="1.551cm" table:end-y="0.219cm" draw:z-index="25" draw:name="角丸四角形 21" draw:style-name="gr3" draw:text-style-name="P1" svg:width="8.171cm" svg:height="1.011cm" svg:x="1.684cm" svg:y="0.16cm">
              <text:p text:style-name="P3"><text:span text:style-name="T2">Xbee baud rate, Serial device</text:span></text:p>
              <text:p text:style-name="P3"><text:span text:style-name="T2">MQTT-SN parameters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Sheet1.N22" table:end-x="1.132cm" table:end-y="0.226cm" draw:z-index="13" draw:name="正方形/長方形 19" draw:style-name="gr4" draw:text-style-name="P1" svg:width="14.082cm" svg:height="7.951cm" svg:x="1.583cm" svg:y="0.372cm">
              <text:p text:style-name="P2"><text:span text:style-name="T3">XBEE_APP_CONFIG = {</text:span></text:p>
              <text:p text:style-name="P2"><text:span text:style-name="T3"><text:s text:c="4"/></text:span><text:span text:style-name="T3">{</text:span></text:p>
              <text:p text:style-name="P2"><text:span text:style-name="T3"><text:s text:c="8"/></text:span><text:span text:style-name="T3">9600, <text:s text:c="10"/>//Baudrate</text:span></text:p>
              <text:p text:style-name="P2"><text:span text:style-name="T3"><text:s text:c="8"/></text:span><text:span text:style-name="T3">0, <text:s text:c="13"/>//Serial PortNo (for Arduino App)</text:span></text:p>
              <text:p text:style-name="P2"><text:span text:style-name="T3"><text:s text:c="8"/></text:span><text:span text:style-name="T3">0 <text:s text:c="14"/>//Device (for linux App)</text:span><text:span text:style-name="T3">　</text:span><text:span text:style-name="T3">i.e. /dev/ttyUSB0</text:span></text:p>
              <text:p text:style-name="P2"><text:span text:style-name="T3"><text:s text:c="4"/></text:span><text:span text:style-name="T3">}, </text:span></text:p>
              <text:p text:style-name="P2"><text:span text:style-name="T3"><text:s text:c="4"/></text:span><text:span text:style-name="T3">{ <text:s text:c="12"/></text:span></text:p>
              <text:p text:style-name="P2"><text:span text:style-name="T3"><text:s text:c="8"/></text:span><text:span text:style-name="T3">"ARD02", <text:s text:c="6"/>//ClientId</text:span></text:p>
              <text:p text:style-name="P2"><text:span text:style-name="T3"><text:s text:c="8"/></text:span><text:span text:style-name="T3">300, <text:s text:c="11"/>//KeepAlive</text:span></text:p>
              <text:p text:style-name="P2"><text:span text:style-name="T3"><text:s text:c="8"/></text:span><text:span text:style-name="T3">true, <text:s text:c="10"/>//Clean session</text:span></text:p>
              <text:p text:style-name="P2"><text:span text:style-name="T3"><text:s text:c="8"/></text:span><text:span text:style-name="T3">false, <text:s text:c="10"/>//EndDevice <text:s/>(sleep mode)</text:span></text:p>
              <text:p text:style-name="P2"><text:span text:style-name="T3"><text:s text:c="8"/></text:span><text:span text:style-name="T3">"willTopic", <text:s text:c="3"/>//WillTopic <text:s text:c="2"/>or 0 <text:s text:c="2"/>DO NOT USE NULL STRING "" !</text:span></text:p>
              <text:p text:style-name="P2"><text:span text:style-name="T3"><text:s text:c="8"/></text:span><text:span text:style-name="T3">"willMessage" <text:s text:c="2"/>//WillMessage or 0 <text:s text:c="2"/>DO NOT USE NULL STRING "" !</text:span></text:p>
              <text:p text:style-name="P2"><text:span text:style-name="T3"><text:s text:c="4"/></text:span><text:span text:style-name="T3">}</text:span></text:p>
              <text:p text:style-name="P2"><text:span text:style-name="T3"><text:s/></text:span><text:span text:style-name="T3">};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7"/>
        </table:table-row>
        <table:table-row table:style-name="ro1">
          <table:table-cell>
            <draw:custom-shape table:end-cell-address="Sheet1.E10" table:end-x="1.122cm" table:end-y="0.318cm" draw:z-index="7" draw:name="角丸四角形 13" draw:style-name="gr5" draw:text-style-name="P1" svg:width="8.091cm" svg:height="1.878cm" svg:x="1.335cm" svg:y="0.345cm">
              <text:p text:style-name="P3"><text:span text:style-name="T4">Xbee Baude rate,Serial device</text:span></text:p>
              <text:p text:style-name="P3"><text:span text:style-name="T4">MQTT-SN</text:span><text:span text:style-name="T4">　</text:span><text:span text:style-name="T4">parameters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custom-shape table:end-cell-address="Sheet1.G14" table:end-x="1.873cm" table:end-y="0.011cm" draw:z-index="2" draw:name="正方形/長方形 8" draw:style-name="gr6" draw:text-style-name="P1" svg:width="13.725cm" svg:height="1.733cm" svg:x="0.604cm" svg:y="0.183cm">
              <text:p text:style-name="P2"><text:span text:style-name="T1">/*------------------------------------------------------</text:span></text:p>
              <text:p text:style-name="P2"><text:span text:style-name="T1"><text:s/></text:span><text:span text:style-name="T1">* <text:s text:c="12"/>Create Topic</text:span></text:p>
              <text:p text:style-name="P2"><text:span text:style-name="T1"><text:s/></text:span><text:span text:style-name="T1">*------------------------------------------------------*/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custom-shape table:end-cell-address="Sheet1.E18" table:end-x="1.238cm" table:end-y="0.292cm" draw:z-index="8" draw:name="角丸四角形 14" draw:style-name="gr5" draw:text-style-name="P1" svg:width="8.171cm" svg:height="1.878cm" svg:x="1.371cm" svg:y="0.319cm">
              <text:p text:style-name="P3"><text:span text:style-name="T4">Declare Topics Client useing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custom-shape table:end-cell-address="Sheet1.I22" table:end-x="0.514cm" table:end-y="0.228cm" draw:z-index="6" draw:name="正方形/長方形 12" draw:style-name="gr6" draw:text-style-name="P1" svg:width="16.518cm" svg:height="1.733cm" svg:x="0.604cm" svg:y="0.4cm">
              <text:p text:style-name="P2"><text:span text:style-name="T1">/*------------------------------------------------------</text:span></text:p>
              <text:p text:style-name="P2"><text:span text:style-name="T1"><text:s/></text:span><text:span text:style-name="T1">* <text:s text:c="12"/>Tasks invoked by Timer</text:span></text:p>
              <text:p text:style-name="P2"><text:span text:style-name="T1"><text:s/></text:span><text:span text:style-name="T1">*------------------------------------------------------*/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custom-shape table:end-cell-address="Sheet1.E26" table:end-x="1.212cm" table:end-y="0.477cm" draw:z-index="9" draw:name="角丸四角形 15" draw:style-name="gr5" draw:text-style-name="P1" svg:width="8.171cm" svg:height="1.878cm" svg:x="1.345cm" svg:y="0.028cm">
              <text:p text:style-name="P3"><text:span text:style-name="T4">Declare and register Tasks executed periodically <text:s/>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1"/>
          <table:table-cell>
            <draw:custom-shape table:end-cell-address="Sheet1.P26" table:end-x="0.576cm" table:end-y="0.371cm" draw:z-index="16" draw:name="角丸四角形吹き出し 23" draw:style-name="gr7" draw:text-style-name="P1" svg:width="6.703cm" svg:height="1.746cm" svg:x="0.101cm" svg:y="0.054cm">
              <text:p text:style-name="P4"><text:span text:style-name="T5">MQString is UTF-8 format string.</text:span></text:p>
              <text:p text:style-name="P4"><text:span text:style-name="T5">Topic type is MQString.</text:span></text:p>
              <draw:enhanced-geometry draw:mirror-horizontal="false" draw:mirror-vertical="false" draw:text-areas="?f38 ?f38 ?f39 ?f40" svg:viewBox="0 0 0 0" draw:type="ooxml-wedgeRoundRectCallout" draw:modifiers="-46343 7526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011"/>
        </table:table-row>
        <table:table-row table:style-name="ro1">
          <table:table-cell table:number-columns-repeated="6"/>
          <table:table-cell>
            <draw:custom-shape table:end-cell-address="Sheet1.K25" table:end-x="1.397cm" table:end-y="0.451cm" draw:z-index="14" draw:name="角丸四角形 21" draw:style-name="gr3" draw:text-style-name="P1" svg:width="8.171cm" svg:height="0.846cm" svg:x="1.53cm" svg:y="0.081cm">
              <text:p text:style-name="P3"><text:span text:style-name="T2">Declare Topics Client useing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Sheet1.M30" table:end-x="1.397cm" table:end-y="0.049cm" draw:z-index="15" draw:name="正方形/長方形 22" draw:style-name="gr4" draw:text-style-name="P1" svg:width="12.271cm" svg:height="1.794cm" svg:x="1.583cm" svg:y="0.16cm">
              <text:p text:style-name="P2"><text:span text:style-name="T3">MQString* topic1 = new MQString("ty4tw/tp1");</text:span></text:p>
              <text:p text:style-name="P2"><text:span text:style-name="T3">MQString* topic2 = new MQString("ty4tw/tp2");</text:span></text:p>
              <text:p text:style-name="P2"><text:span text:style-name="T3">MQString* tpMeasure = new MQString("ty4tw/soilReg");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7"/>
        </table:table-row>
        <table:table-row table:style-name="ro1">
          <table:table-cell>
            <draw:custom-shape table:end-cell-address="Sheet1.I31" table:end-x="0.714cm" table:end-y="0.05cm" draw:z-index="3" draw:name="正方形/長方形 9" draw:style-name="gr6" draw:text-style-name="P1" svg:width="16.718cm" svg:height="1.733cm" svg:x="0.604cm" svg:y="0.222cm">
              <text:p text:style-name="P2"><text:span text:style-name="T1">/*------------------------------------------------------</text:span></text:p>
              <text:p text:style-name="P2"><text:span text:style-name="T1"><text:s/></text:span><text:span text:style-name="T1">* Tasks invoked by PUBLISH command Packet</text:span></text:p>
              <text:p text:style-name="P2"><text:span text:style-name="T1"><text:s/></text:span><text:span text:style-name="T1">*------------------------------------------------------*/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custom-shape table:end-cell-address="Sheet1.E35" table:end-x="1.186cm" table:end-y="0.424cm" draw:z-index="10" draw:name="角丸四角形 16" draw:style-name="gr5" draw:text-style-name="P1" svg:width="8.171cm" svg:height="1.878cm" svg:x="1.319cm" svg:y="0.451cm">
              <text:p text:style-name="P3"><text:span text:style-name="T4">Declare and register SUBSCRIB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5"/>
          <table:table-cell>
            <draw:custom-shape table:end-cell-address="Sheet1.K33" table:end-x="1.45cm" table:end-y="0.291cm" draw:z-index="17" draw:name="角丸四角形 24" draw:style-name="gr3" draw:text-style-name="P1" svg:width="8.171cm" svg:height="0.845cm" svg:x="1.583cm" svg:y="0.398cm">
              <text:p text:style-name="P3"><text:span text:style-name="T2">Declare &amp; registe Tasks executed periodically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7"/>
          <table:table-cell>
            <draw:custom-shape table:end-cell-address="Sheet1.R33" table:end-x="1.9cm" table:end-y="0.185cm" draw:z-index="21" draw:name="角丸四角形 28" draw:style-name="gr3" draw:text-style-name="P1" svg:width="8cm" svg:height="0.792cm" svg:x="0.128cm" svg:y="0.345cm">
              <text:p text:style-name="P3"><text:span text:style-name="T2">Declare &amp; register SUBSCRIB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>
            <draw:custom-shape table:end-cell-address="Sheet1.M51" table:end-x="1.45cm" table:end-y="0.473cm" draw:z-index="18" draw:name="正方形/長方形 25" draw:style-name="gr4" draw:text-style-name="P1" svg:width="12.456cm" svg:height="8.462cm" svg:x="1.451cm" svg:y="0.107cm">
              <text:p text:style-name="P2"><text:span text:style-name="T3">int <text:s/>task0(){</text:span></text:p>
              <text:p text:style-name="P2"><text:span text:style-name="T3"><text:s text:c="2"/></text:span><text:span text:style-name="T3">return PUBLISH(tpMeasure,&amp;pl,QOS1);</text:span></text:p>
              <text:p text:style-name="P2"><text:span text:style-name="T3">}</text:span></text:p>
              <text:p text:style-name="P2"><text:span text:style-name="T3"/></text:p>
              <text:p text:style-name="P2"><text:span text:style-name="T3">int task1(){</text:span></text:p>
              <text:p text:style-name="P2"><text:span text:style-name="T3"><text:s text:c="2"/></text:span><text:span text:style-name="T3">Payload pl = Payload(36);</text:span></text:p>
              <text:p text:style-name="P2"><text:span text:style-name="T3"><text:s text:c="2"/></text:span><text:span text:style-name="T3">pl.set_array(9);</text:span></text:p>
              <text:p text:style-name="P2"><text:span text:style-name="T3"><text:s text:c="2"/></text:span><text:span text:style-name="T3">pl.set_int32(30);</text:span></text:p>
              <text:p text:style-name="P2"><text:span text:style-name="T3"><text:s text:c="2"/></text:span><text:span text:style-name="T3">pl.set_int32(255);</text:span></text:p>
              <text:p text:style-name="P2"><text:span text:style-name="T3">return PUBLISH(topic1,&amp;pl,QOS1);</text:span></text:p>
              <text:p text:style-name="P2"><text:span text:style-name="T3">}</text:span></text:p>
              <text:p text:style-name="P2"><text:span text:style-name="T3">/*--------------- <text:s/>List of task invoked by Timer ------------*/</text:span></text:p>
              <text:p text:style-name="P2"><text:span text:style-name="T3">TASK_LIST = { <text:s/>//{ function , executing duration in second},</text:span></text:p>
              <text:p text:style-name="P2"><text:span text:style-name="T3"><text:s text:c="11"/></text:span><text:span text:style-name="T3">{task0, 40},</text:span></text:p>
              <text:p text:style-name="P2"><text:span text:style-name="T3"><text:s text:c="11"/></text:span><text:span text:style-name="T3">{task1,10},</text:span></text:p>
              <text:p text:style-name="P2"><text:span text:style-name="T3">END_OF_TASK_LIST};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>
            <draw:custom-shape table:end-cell-address="Sheet1.T54" table:end-x="0.471cm" table:end-y="0.477cm" draw:z-index="20" draw:name="正方形/長方形 27" draw:style-name="gr4" draw:text-style-name="P1" svg:width="10.723cm" svg:height="10.001cm" svg:x="0.128cm" svg:y="0.001cm">
              <text:p text:style-name="P2"><text:span text:style-name="T3">TOPICS_IN_CALLBACK = {</text:span></text:p>
              <text:p text:style-name="P2"><text:span text:style-name="T6"><text:s text:c="4"/></text:span><text:span text:style-name="T6">topic1</text:span><text:span text:style-name="T3">,</text:span></text:p>
              <text:p text:style-name="P2"><text:span text:style-name="T3"><text:s text:c="3"/></text:span><text:span text:style-name="T3">END_OF_TOPICS</text:span></text:p>
              <text:p text:style-name="P2"><text:span text:style-name="T3"><text:s/></text:span><text:span text:style-name="T3">};</text:span></text:p>
              <text:p text:style-name="P2"><text:span text:style-name="T3"><text:s/></text:span></text:p>
              <text:p text:style-name="P2"><text:span text:style-name="T3">int on_publish1(MqttsnPublish* msg){</text:span></text:p>
              <text:p text:style-name="P2"><text:span text:style-name="T3"><text:s text:c="5"/></text:span><text:span text:style-name="T3">INDICATOR_OFF();</text:span></text:p>
              <text:p text:style-name="P2"><text:span text:style-name="T3"><text:s text:c="4"/></text:span><text:span text:style-name="T3">return 0;</text:span></text:p>
              <text:p text:style-name="P2"><text:span text:style-name="T3">}</text:span></text:p>
              <text:p text:style-name="P2"><text:span text:style-name="T3"/></text:p>
              <text:p text:style-name="P2"><text:span text:style-name="T3">int on_publish2(MqttsnPublish* msg){</text:span></text:p>
              <text:p text:style-name="P2"><text:span text:style-name="T3"><text:s text:c="4"/></text:span><text:span text:style-name="T3">PUBLISH(</text:span><text:span text:style-name="T6">topic1</text:span><text:span text:style-name="T3">, <text:s/>“resp”, 4,QOS0);</text:span></text:p>
              <text:p text:style-name="P2"><text:span text:style-name="T3"><text:s text:c="4"/></text:span><text:span text:style-name="T3">return 0;</text:span></text:p>
              <text:p text:style-name="P2"><text:span text:style-name="T3">}</text:span></text:p>
              <text:p text:style-name="P2"><text:span text:style-name="T3">/*------------ Link Callback to Topic -------------*/</text:span></text:p>
              <text:p text:style-name="P2"><text:span text:style-name="T3">SUBSCRIBE_LIST = {</text:span></text:p>
              <text:p text:style-name="P2"><text:span text:style-name="T3"><text:s text:c="20"/></text:span><text:span text:style-name="T3">{topic1, on_publish1, QOS1},</text:span></text:p>
              <text:p text:style-name="P2"><text:span text:style-name="T3"><text:s text:c="20"/></text:span><text:span text:style-name="T3">{topic2, on_publish2, QOS1},</text:span></text:p>
              <text:p text:style-name="P2"><text:span text:style-name="T3">END_OF_SUBSCRIBE_LIST};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9"/>
        </table:table-row>
        <table:table-row table:style-name="ro1">
          <table:table-cell>
            <draw:custom-shape table:end-cell-address="Sheet1.G39" table:end-x="1.873cm" table:end-y="0.271cm" draw:z-index="4" draw:name="正方形/長方形 10" draw:style-name="gr6" draw:text-style-name="P1" svg:width="13.725cm" svg:height="1.733cm" svg:x="0.604cm" svg:y="0.443cm">
              <text:p text:style-name="P2"><text:span text:style-name="T1">/*------------------------------------------------------</text:span></text:p>
              <text:p text:style-name="P2"><text:span text:style-name="T1"><text:s/></text:span><text:span text:style-name="T1">* <text:s text:c="11"/>Tasks invoked by INT0 interruption </text:span></text:p>
              <text:p text:style-name="P2"><text:span text:style-name="T1"><text:s/></text:span><text:span text:style-name="T1">*------------------------------------------------------*/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5"/>
          <table:table-cell>
            <draw:custom-shape table:end-cell-address="Sheet1.S39" table:end-x="1.99cm" table:end-y="0.08cm" draw:z-index="22" draw:name="角丸四角形吹き出し 29" draw:style-name="gr7" draw:text-style-name="P1" svg:width="5.527cm" svg:height="1.745cm" svg:x="0.615cm" svg:y="0.24cm">
              <text:p text:style-name="P4"><text:span text:style-name="T5">Declare Topics which used in callback routines</text:span></text:p>
              <draw:enhanced-geometry draw:mirror-horizontal="false" draw:mirror-vertical="false" draw:text-areas="?f38 ?f38 ?f39 ?f40" svg:viewBox="0 0 0 0" draw:type="ooxml-wedgeRoundRectCallout" draw:modifiers="-77540 -3837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>
            <draw:custom-shape table:end-cell-address="Sheet1.E44" table:end-x="1.186cm" table:end-y="0.107cm" draw:z-index="11" draw:name="角丸四角形 17" draw:style-name="gr5" draw:text-style-name="P1" svg:width="8.171cm" svg:height="1.878cm" svg:x="1.319cm" svg:y="0.134cm">
              <text:p text:style-name="P3"><text:span text:style-name="T4">INT0 procedur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3"/>
        </table:table-row>
        <table:table-row table:style-name="ro1">
          <table:table-cell table:number-columns-repeated="16"/>
          <table:table-cell>
            <draw:custom-shape table:end-cell-address="Sheet1.T44" table:end-x="1.741cm" table:end-y="0.424cm" draw:z-index="23" draw:name="角丸四角形吹き出し 30" draw:style-name="gr7" draw:text-style-name="P1" svg:width="6.783cm" svg:height="1.719cm" svg:x="1.186cm" svg:y="0.134cm">
              <text:p text:style-name="P4"><text:span text:style-name="T5">Callbacs which runs when the topic subscribed is received.</text:span></text:p>
              <draw:enhanced-geometry draw:mirror-horizontal="false" draw:mirror-vertical="false" draw:text-areas="?f38 ?f38 ?f39 ?f40" svg:viewBox="0 0 0 0" draw:type="ooxml-wedgeRoundRectCallout" draw:modifiers="-71418 -352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custom-shape table:end-cell-address="Sheet1.G47" table:end-x="1.873cm" table:end-y="0.403cm" draw:z-index="5" draw:name="正方形/長方形 11" draw:style-name="gr6" draw:text-style-name="P1" svg:width="13.725cm" svg:height="1.733cm" svg:x="0.604cm" svg:y="0.099cm">
              <text:p text:style-name="P2"><text:span text:style-name="T1">/*------------------------------------------------------</text:span></text:p>
              <text:p text:style-name="P2"><text:span text:style-name="T1"><text:s/></text:span><text:span text:style-name="T1">* <text:s text:c="11"/>Arduino setup() function </text:span></text:p>
              <text:p text:style-name="P2"><text:span text:style-name="T1"><text:s/></text:span><text:span text:style-name="T1">*------------------------------------------------------*/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>
            <draw:custom-shape table:end-cell-address="Sheet1.E52" table:end-x="1.159cm" table:end-y="0.318cm" draw:z-index="12" draw:name="角丸四角形 18" draw:style-name="gr5" draw:text-style-name="P1" svg:width="8.171cm" svg:height="1.878cm" svg:x="1.292cm" svg:y="0.345cm">
              <text:p text:style-name="P3"><text:span text:style-name="T4">Initialise Arduino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table:table-cell>
          <table:table-cell table:number-columns-repeated="1023"/>
        </table:table-row>
        <table:table-row table:style-name="ro1">
          <table:table-cell table:number-columns-repeated="16"/>
          <table:table-cell>
            <draw:custom-shape table:end-cell-address="Sheet1.T54" table:end-x="1.066cm" table:end-y="0.291cm" draw:z-index="24" draw:name="角丸四角形吹き出し 31" draw:style-name="gr8" draw:text-style-name="P5" svg:width="5.829cm" svg:height="2.433cm" svg:x="1.465cm" svg:y="0.24cm">
              <text:p text:style-name="P5"><text:span text:style-name="T5">Declare Topics subscribed, callback and QOS</text:span></text:p>
              <draw:enhanced-geometry draw:mirror-horizontal="false" draw:mirror-vertical="false" draw:text-areas="?f38 ?f38 ?f39 ?f40" svg:viewBox="0 0 0 0" draw:type="ooxml-wedgeRoundRectCallout" draw:modifiers="-72438 37848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>
            <draw:custom-shape table:end-cell-address="Sheet1.M55" table:end-x="0.947cm" table:end-y="0.08cm" draw:z-index="19" draw:name="角丸四角形吹き出し 26" draw:style-name="gr7" draw:text-style-name="P1" svg:width="6.704cm" svg:height="1.745cm" svg:x="0.472cm" svg:y="0.24cm">
              <text:p text:style-name="P4"><text:span text:style-name="T5">Task0() runs every 40 secs.</text:span></text:p>
              <text:p text:style-name="P4"><text:span text:style-name="T5">Task1() runs every 10 secs.</text:span></text:p>
              <draw:enhanced-geometry draw:mirror-horizontal="false" draw:mirror-vertical="false" draw:text-areas="?f38 ?f38 ?f39 ?f40" svg:viewBox="0 0 0 0" draw:type="ooxml-wedgeRoundRectCallout" draw:modifiers="-71557 -98976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position="?f3 ?f5" draw:handle-range-x-maximum="2147483647" draw:handle-range-x-minimum="-2147483647" draw:handle-range-y-maximum="2147483647" draw:handle-range-y-minimum="-2147483647"/>
              </draw:enhanced-geometry>
            </draw:custom-shape>
          </table:table-cell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9P0" style:volatile="true" number:language="ja" number:country="JP">
      <number:text>¥</number:text>
      <number:number number:decimal-places="0" number:min-integer-digits="1" number:grouping="true"/>
    </number:number-style>
    <number:number-style style:name="N10109" number:language="ja" number:country="JP">
      <number:text>-¥</number:text>
      <number:number number:decimal-places="0" number:min-integer-digits="1" number:grouping="true"/>
      <style:map style:condition="value()&gt;=0" style:apply-style-name="N10109P0"/>
    </number:number-style>
    <number:number-style style:name="N10110P0" style:volatile="true" number:language="ja" number:country="JP">
      <number:text>¥</number:text>
      <number:number number:decimal-places="0" number:min-integer-digits="1" number:grouping="true"/>
    </number:number-style>
    <number:number-style style:name="N10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ja" number:country="JP">
      <number:text>¥</number:text>
      <number:number number:decimal-places="2" number:min-integer-digits="1" number:grouping="true"/>
    </number:number-style>
    <number:number-style style:name="N10111" number:language="ja" number:country="JP">
      <number:text>-¥</number:text>
      <number:number number:decimal-places="2" number:min-integer-digits="1" number:grouping="true"/>
      <style:map style:condition="value()&gt;=0" style:apply-style-name="N10111P0"/>
    </number:number-style>
    <number:number-style style:name="N10112P0" style:volatile="true" number:language="ja" number:country="JP">
      <number:text>¥</number:text>
      <number:number number:decimal-places="2" number:min-integer-digits="1" number:grouping="true"/>
    </number:number-style>
    <number:number-style style:name="N10112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12P0"/>
    </number:number-style>
    <number:date-style style:name="N10113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4" number:language="ja" number:country="JP">
      <number:day number:style="long"/>
      <number:text>-</number:text>
      <number:month number:textual="true"/>
    </number:date-style>
    <number:date-style style:name="N10115" number:language="ja" number:country="JP">
      <number:month number:textual="true"/>
      <number:text>-</number:text>
      <number:year/>
    </number:date-style>
    <number:time-style style:name="N10116" number:language="ja" number:country="JP">
      <number:hours/>
      <number:text>:</number:text>
      <number:minute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9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0120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20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ja" number:country="JP">
      <number:text>$</number:text>
      <number:number number:decimal-places="0" number:min-integer-digits="1" number:grouping="true"/>
      <number:text> </number:text>
    </number:currency-style>
    <number:currency-style style:name="N10121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22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ja" number:country="JP">
      <number:text>$</number:text>
      <number:number number:decimal-places="2" number:min-integer-digits="1" number:grouping="true"/>
      <number:text> </number:text>
    </number:currency-style>
    <number:currency-style style:name="N10123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26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27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 number:style="long"/>
      <number:text>月</number:text>
    </number:date-style>
    <number:date-style style:name="N10131" number:language="ja" number:country="JP">
      <number:month number:style="long"/>
      <number:text>月</number:text>
      <number:day number:style="long"/>
      <number:text>日</number:text>
    </number:date-style>
    <number:number-style style:name="N10132P0" style:volatile="true" number:language="ja" number:country="JP">
      <number:number number:decimal-places="0" number:min-integer-digits="1" number:grouping="true"/>
    </number:number-style>
    <number:number-style style:name="N10132" number:language="ja" number:country="JP">
      <number:text>-</number:text>
      <number:number number:decimal-places="0" number:min-integer-digits="1" number:grouping="true"/>
      <style:map style:condition="value()&gt;=0" style:apply-style-name="N10132P0"/>
    </number:number-style>
    <number:number-style style:name="N10133P0" style:volatile="true" number:language="ja" number:country="JP">
      <number:number number:decimal-places="0" number:min-integer-digits="1" number:grouping="true"/>
    </number:number-style>
    <number:number-style style:name="N10133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number number:decimal-places="2" number:min-integer-digits="1" number:grouping="true"/>
    </number:number-style>
    <number:number-style style:name="N10134" number:language="ja" number:country="JP">
      <number:text>-</number:text>
      <number:number number:decimal-places="2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number number:decimal-places="2" number:min-integer-digits="1" number:grouping="true"/>
    </number:number-style>
    <number:number-style style:name="N10135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10135P0"/>
    </number:number-style>
    <number:number-style style:name="N10136P0" style:volatile="true" number:language="ja" number:country="JP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6P1" style:volatile="true" number:language="ja" number:country="JP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36P2" style:volatile="true" number:language="ja" number:country="JP">
      <number:text> </number:text>
      <loext:fill-character> </loext:fill-character>
      <number:text>- </number:text>
    </number:number-style>
    <number:text-style style:name="N10136" number:language="ja" number:country="JP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ja" number:country="JP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10137P1" style:volatile="true" number:language="ja" number:country="JP">
      <number:text>-¥</number:text>
      <loext:fill-character> </loext:fill-character>
      <number:number number:decimal-places="0" number:min-integer-digits="1" number:grouping="true"/>
      <number:text> </number:text>
    </number:number-style>
    <number:number-style style:name="N10137P2" style:volatile="true" number:language="ja" number:country="JP">
      <number:text> ¥</number:text>
      <loext:fill-character> </loext:fill-character>
      <number:text>- </number:text>
    </number:number-style>
    <number:text-style style:name="N10137" number:language="ja" number:country="JP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ja" number:country="JP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8P1" style:volatile="true" number:language="ja" number:country="JP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8P2" style:volatile="true" number:language="ja" number:country="JP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8" number:language="ja" number:country="JP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ja" number:country="JP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10139P1" style:volatile="true" number:language="ja" number:country="JP">
      <number:text>-¥</number:text>
      <loext:fill-character> </loext:fill-character>
      <number:number number:decimal-places="2" number:min-integer-digits="1" number:grouping="true"/>
      <number:text> </number:text>
    </number:number-style>
    <number:number-style style:name="N10139P2" style:volatile="true" number:language="ja" number:country="JP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9" number:language="ja" number:country="JP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001030</meta:initial-creator>
    <meta:print-date>2014-12-08T02:19:56</meta:print-date>
    <meta:creation-date>2014-12-08T01:32:28</meta:creation-date>
    <dc:date>2014-12-13T11:59:50.946264429</dc:date>
    <meta:generator>LibreOffice/4.2.7.2$Linux_x86 LibreOffice_project/420m0$Build-2</meta:generator>
    <meta:document-statistic meta:table-count="3" meta:cell-count="0" meta:object-count="26"/>
    <meta:user-defined meta:name="AppVersion">12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